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 style:list-style-name="WWNum1">
      <style:paragraph-properties fo:margin-left="0.2193in" fo:margin-right="0in" fo:margin-top="0in" fo:margin-bottom="0in" loext:contextual-spacing="false" fo:line-height="100%" fo:text-align="start" style:justify-single-word="false" fo:text-indent="-0.1402in" style:auto-text-indent="false">
        <style:tab-stops>
          <style:tab-stop style:position="0.2201in"/>
        </style:tab-stops>
      </style:paragraph-properties>
    </style:style>
    <style:style style:name="P2" style:family="paragraph" style:parent-style-name="Heading_20_1" style:list-style-name="WWNum1">
      <style:paragraph-properties fo:margin-left="0.2193in" fo:margin-right="0in" fo:margin-top="0in" fo:margin-bottom="0in" loext:contextual-spacing="false" fo:line-height="100%" fo:text-align="start" style:justify-single-word="false" fo:text-indent="-0.1402in" style:auto-text-indent="false">
        <style:tab-stops>
          <style:tab-stop style:position="0.2201in"/>
        </style:tab-stops>
      </style:paragraph-properties>
      <style:text-properties officeooo:paragraph-rsid="000c3d8f"/>
    </style:style>
    <style:style style:name="P3" style:family="paragraph" style:parent-style-name="Heading_20_1" style:list-style-name="WWNum1">
      <style:paragraph-properties fo:margin-left="0.2193in" fo:margin-right="0in" fo:margin-top="0.0008in" fo:margin-bottom="0in" loext:contextual-spacing="false" fo:line-height="100%" fo:text-align="start" style:justify-single-word="false" fo:text-indent="-0.1402in" style:auto-text-indent="false">
        <style:tab-stops>
          <style:tab-stop style:position="0.2201in"/>
        </style:tab-stops>
      </style:paragraph-properties>
    </style:style>
    <style:style style:name="P4" style:family="paragraph" style:parent-style-name="Heading_20_1" style:list-style-name="WWNum1">
      <style:paragraph-properties fo:margin-left="0.3028in" fo:margin-right="0in" fo:margin-top="0in" fo:margin-bottom="0in" loext:contextual-spacing="false" fo:line-height="100%" fo:text-align="start" style:justify-single-word="false" fo:text-indent="-0.2236in" style:auto-text-indent="false">
        <style:tab-stops>
          <style:tab-stop style:position="0.3035in"/>
        </style:tab-stops>
      </style:paragraph-properties>
    </style:style>
    <style:style style:name="P5" style:family="paragraph" style:parent-style-name="Heading_20_1" style:list-style-name="WWNum1" style:master-page-name="Converted1">
      <style:paragraph-properties fo:margin-left="0.2937in" fo:margin-right="0in" fo:margin-top="0.0528in" fo:margin-bottom="0in" loext:contextual-spacing="false" fo:line-height="100%" fo:text-align="start" style:justify-single-word="false" fo:text-indent="-0.2138in" style:auto-text-indent="false" style:page-number="auto">
        <style:tab-stops>
          <style:tab-stop style:position="0.2937in"/>
        </style:tab-stops>
      </style:paragraph-properties>
    </style:style>
    <style:style style:name="P6" style:family="paragraph" style:parent-style-name="List_20_Paragraph" style:list-style-name="WWNum1">
      <style:paragraph-properties fo:margin-left="0.2193in" fo:margin-right="0in" fo:margin-top="0in" fo:margin-bottom="0in" loext:contextual-spacing="false" fo:line-height="100%" fo:text-align="start" style:justify-single-word="false" fo:text-indent="-0.1402in" style:auto-text-indent="false">
        <style:tab-stops>
          <style:tab-stop style:position="0.2201in"/>
        </style:tab-stops>
      </style:paragraph-properties>
    </style:style>
    <style:style style:name="P7" style:family="paragraph" style:parent-style-name="Standard">
      <style:paragraph-properties fo:margin-left="0.0799in" fo:margin-right="0in" fo:margin-top="0in" fo:margin-bottom="0in" loext:contextual-spacing="false" fo:line-height="0.2236in" fo:text-align="start" style:justify-single-word="false" fo:text-indent="0in" style:auto-text-indent="false"/>
    </style:style>
    <style:style style:name="P8" style:family="paragraph" style:parent-style-name="Text_20_body">
      <style:text-properties fo:font-size="13pt" style:font-size-asian="13pt"/>
    </style:style>
    <style:style style:name="P9" style:family="paragraph" style:parent-style-name="Text_20_body">
      <style:text-properties fo:font-size="11pt" style:font-size-asian="11pt"/>
    </style:style>
    <style:style style:name="P10" style:family="paragraph" style:parent-style-name="Text_20_body">
      <style:paragraph-properties fo:margin-left="0.0799in" fo:margin-right="0.0236in" fo:text-indent="0.4929in" style:auto-text-indent="false"/>
    </style:style>
    <style:style style:name="P11" style:family="paragraph" style:parent-style-name="Text_20_body">
      <style:paragraph-properties fo:margin-left="0.5736in" fo:margin-right="0in" fo:text-indent="0in" style:auto-text-indent="false"/>
    </style:style>
    <style:style style:name="P12" style:family="paragraph" style:parent-style-name="Text_20_body">
      <style:paragraph-properties fo:margin-left="0.5736in" fo:margin-right="0in" fo:line-height="0.1917in" fo:text-indent="0in" style:auto-text-indent="false"/>
    </style:style>
    <style:style style:name="P13" style:family="paragraph" style:parent-style-name="Text_20_body">
      <style:paragraph-properties fo:margin-left="0.5736in" fo:margin-right="0in" fo:margin-top="0.0008in" fo:margin-bottom="0in" loext:contextual-spacing="false" fo:text-indent="0in" style:auto-text-indent="false"/>
    </style:style>
    <style:style style:name="P14" style:family="paragraph" style:parent-style-name="Text_20_body">
      <style:paragraph-properties fo:margin-top="0.0075in" fo:margin-bottom="0in" loext:contextual-spacing="false"/>
      <style:text-properties fo:font-size="11.5pt" style:font-size-asian="11.5pt"/>
    </style:style>
    <style:style style:name="P15" style:family="paragraph" style:parent-style-name="Text_20_body">
      <style:paragraph-properties fo:margin-left="0.0799in" fo:margin-right="0.0236in" fo:text-indent="0.5346in" style:auto-text-indent="false"/>
    </style:style>
    <style:style style:name="P16" style:family="paragraph" style:parent-style-name="Text_20_body">
      <style:paragraph-properties fo:margin-left="0.0799in" fo:margin-right="0in" fo:text-indent="0.5346in" style:auto-text-indent="false"/>
    </style:style>
    <style:style style:name="P17" style:family="paragraph" style:parent-style-name="Text_20_body">
      <style:paragraph-properties fo:margin-left="0.0799in" fo:margin-right="0.2957in" fo:text-indent="0.4929in" style:auto-text-indent="false"/>
    </style:style>
    <style:style style:name="P18" style:family="paragraph" style:parent-style-name="Text_20_body">
      <style:paragraph-properties fo:margin-left="0.0799in" fo:margin-right="0.1992in" fo:text-indent="0.4929in" style:auto-text-indent="false"/>
    </style:style>
    <style:style style:name="P19" style:family="paragraph" style:parent-style-name="Text_20_body">
      <style:paragraph-properties fo:margin-left="0.0799in" fo:margin-right="0.25in" fo:text-indent="0.4929in" style:auto-text-indent="false"/>
    </style:style>
    <style:style style:name="P20" style:family="paragraph" style:parent-style-name="Title" style:master-page-name="Standard">
      <style:paragraph-properties style:page-number="auto"/>
    </style:style>
    <style:style style:name="T1" style:family="text">
      <style:text-properties fo:letter-spacing="-0.0043in"/>
    </style:style>
    <style:style style:name="T2" style:family="text">
      <style:text-properties fo:letter-spacing="-0.0035in"/>
    </style:style>
    <style:style style:name="T3" style:family="text">
      <style:text-properties fo:letter-spacing="-0.0028in"/>
    </style:style>
    <style:style style:name="T4" style:family="text">
      <style:text-properties fo:letter-spacing="0.0008in"/>
    </style:style>
    <style:style style:name="T5" style:family="text">
      <style:text-properties fo:letter-spacing="-0.0016in"/>
    </style:style>
    <style:style style:name="T6" style:family="text">
      <style:text-properties fo:letter-spacing="-0.0008in"/>
    </style:style>
    <style:style style:name="T7" style:family="text">
      <style:text-properties fo:letter-spacing="-0.002in"/>
    </style:style>
    <style:style style:name="T8" style:family="text">
      <style:text-properties fo:letter-spacing="-0.0398in"/>
    </style:style>
    <style:style style:name="T9" style:family="text">
      <style:text-properties fo:color="#1f2023"/>
    </style:style>
    <style:style style:name="T10" style:family="text">
      <style:text-properties fo:color="#1f2023" fo:letter-spacing="0.0008in"/>
    </style:style>
    <style:style style:name="T11" style:family="text">
      <style:text-properties fo:color="#1f2023" fo:letter-spacing="-0.0016in"/>
    </style:style>
    <style:style style:name="T12" style:family="text">
      <style:text-properties fo:color="#1f2023" fo:font-size="14pt" fo:font-weight="bold" style:font-size-asian="14pt" style:font-weight-asian="bold"/>
    </style:style>
    <style:style style:name="T13" style:family="text">
      <style:text-properties fo:color="#1f2023" fo:letter-spacing="-0.0028in"/>
    </style:style>
    <style:style style:name="T14" style:family="text">
      <style:text-properties fo:color="#1f2023" fo:letter-spacing="-0.002in"/>
    </style:style>
    <style:style style:name="T15" style:family="text">
      <style:text-properties fo:color="#1f2023" fo:letter-spacing="-0.0043in"/>
    </style:style>
    <style:style style:name="T16" style:family="text">
      <style:text-properties fo:color="#1f2023" fo:letter-spacing="-0.0008in"/>
    </style:style>
    <style:style style:name="T17" style:family="text">
      <style:text-properties fo:color="#1f2023" fo:font-size="11pt" style:font-size-asian="11pt"/>
    </style:style>
    <style:style style:name="T18" style:family="text">
      <style:text-properties fo:color="#1f2023" fo:letter-spacing="-0.0398in"/>
    </style:style>
    <style:style style:name="T19" style:family="text">
      <style:text-properties fo:color="#1f2023" fo:letter-spacing="-0.0102in"/>
    </style:style>
    <style:style style:name="T20" style:family="text">
      <style:text-properties fo:color="#1f2023" fo:letter-spacing="-0.0098in"/>
    </style:style>
    <style:style style:name="T21" style:family="text">
      <style:text-properties fo:color="#1f2023" style:text-position="super 58%"/>
    </style:style>
    <style:style style:name="T22" style:family="text">
      <style:text-properties fo:color="#1f2023" style:text-position="0% 100%" fo:letter-spacing="-0.002in"/>
    </style:style>
    <style:style style:name="T23" style:family="text">
      <style:text-properties fo:color="#1f2023" style:text-position="0% 100%"/>
    </style:style>
    <style:style style:name="T24" style:family="text">
      <style:text-properties fo:color="#1f2023" style:text-position="0% 100%" fo:letter-spacing="-0.0035in"/>
    </style:style>
    <style:style style:name="T25" style:family="text">
      <style:text-properties fo:color="#1f2023" style:text-position="0% 100%" fo:letter-spacing="-0.0016in"/>
    </style:style>
    <style:style style:name="T26" style:family="text">
      <style:text-properties fo:color="#1f2023" style:text-position="0% 100%" fo:letter-spacing="-0.0028in"/>
    </style:style>
    <style:style style:name="T27" style:family="text">
      <style:text-properties fo:color="#1f2023" fo:letter-spacing="-0.0035in"/>
    </style:style>
    <style:style style:name="T28" style:family="text">
      <style:text-properties fo:color="#1f2023" fo:letter-spacing="-0.0055in"/>
    </style:style>
    <style:style style:name="T29" style:family="text">
      <style:text-properties fo:color="#1f2023" officeooo:rsid="000c3d8f"/>
    </style:style>
    <style:style style:name="T30" style:family="text">
      <style:text-properties fo:color="#1f2023" style:font-name="Times New Roman" fo:font-size="12pt" fo:language="en" fo:country="US" fo:font-weight="bold" officeooo:rsid="000c3d8f" style:font-name-asian="Times New Roman1" style:font-size-asian="12pt" style:language-asian="en" style:country-asian="US" style:font-weight-asian="bold" style:font-name-complex="Times New Roman1" style:font-size-complex="12pt" style:language-complex="ar" style:country-complex="SA" style:font-weight-complex="bold"/>
    </style:style>
    <style:style style:name="T31" style:family="text">
      <style:text-properties fo:font-size="14pt" fo:font-weight="bold" style:font-size-asian="14pt" style:font-weight-asian="bold"/>
    </style:style>
    <style:style style:name="T32" style:family="text">
      <style:text-properties fo:font-size="12pt" fo:font-weight="bold" style:font-size-asian="12pt" style:font-weight-asian="bold"/>
    </style:style>
    <style:style style:name="T33" style:family="text">
      <style:text-properties fo:font-size="12pt" fo:font-weight="bold" officeooo:rsid="000c3d8f" style:font-size-asian="12pt" style:font-weight-asian="bold"/>
    </style:style>
    <style:style style:name="T34" style:family="text">
      <style:text-properties officeooo:rsid="000c3d8f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20">Assembly<text:span text:style-name="T1"> </text:span>Postfix<text:span text:style-name="T2"> </text:span>Expression<text:span text:style-name="T3"> </text:span>Evaluater</text:p>
        <text:p text:style-name="P10">The program takes hexadecimal expressions as input, evaluates expression and prints the<text:span text:style-name="T4"> </text:span>result. Input must be valid expression and consists of terms that is seperated by a blank character .<text:span text:style-name="T4"> </text:span>Also,<text:span text:style-name="T5"> </text:span>terms<text:span text:style-name="T5"> </text:span>and<text:span text:style-name="T6"> </text:span>results of<text:span text:style-name="T5"> </text:span>all<text:span text:style-name="T5"> </text:span>subexpressions<text:span text:style-name="T5"> </text:span>can<text:span text:style-name="T6"> </text:span>be<text:span text:style-name="T6"> </text:span>maximum<text:span text:style-name="T7"> </text:span>16<text:span text:style-name="T6"> </text:span>bit<text:span text:style-name="T6"> </text:span>values.<text:span text:style-name="T1"> </text:span>The<text:span text:style-name="T6"> </text:span>program<text:span text:style-name="T7"> </text:span>supports<text:span text:style-name="T8"> </text:span><text:span text:style-name="T9">the following operations addition, multiplication, integer division, bitwise xor, bitwise or, and</text:span><text:span text:style-name="T10"> </text:span><text:span text:style-name="T9">bitwise</text:span><text:span text:style-name="T11"> </text:span><text:span text:style-name="T9">and.</text:span></text:p>
        <text:p text:style-name="P8"/>
        <text:p text:style-name="P9"/>
        <text:p text:style-name="P7"><text:span text:style-name="T12">Implementation</text:span></text:p>
        <text:p text:style-name="P12"><text:span text:style-name="T9">There</text:span><text:span text:style-name="T13"> </text:span><text:span text:style-name="T9">are</text:span><text:span text:style-name="T11"> </text:span><text:span text:style-name="T9">22</text:span><text:span text:style-name="T11"> </text:span><text:span text:style-name="T9">labels</text:span><text:span text:style-name="T14"> </text:span><text:span text:style-name="T9">in</text:span><text:span text:style-name="T11"> </text:span><text:span text:style-name="T9">the</text:span><text:span text:style-name="T14"> </text:span><text:span text:style-name="T9">program.</text:span><text:span text:style-name="T15"> </text:span><text:span text:style-name="T9">The</text:span><text:span text:style-name="T13"> </text:span><text:span text:style-name="T9">program</text:span><text:span text:style-name="T16"> </text:span><text:span text:style-name="T9">jumps</text:span><text:span text:style-name="T14"> </text:span><text:span text:style-name="T9">the</text:span><text:span text:style-name="T11"> </text:span><text:span text:style-name="T9">start</text:span><text:span text:style-name="T14"> </text:span><text:span text:style-name="T9">label</text:span><text:span text:style-name="T11"> </text:span><text:span text:style-name="T9">firstly.</text:span></text:p>
        <text:p text:style-name="Text_20_body"/>
        <text:list xml:id="list3632310926" text:style-name="WWNum1">
          <text:list-item>
            <text:h text:style-name="P1" text:outline-level="2"><text:span text:style-name="T9">start:</text:span></text:h>
          </text:list-item>
        </text:list>
        <text:p text:style-name="P11"><text:span text:style-name="T9">Sets</text:span><text:span text:style-name="T11"> </text:span><text:span text:style-name="T9">cx and</text:span><text:span text:style-name="T11"> </text:span><text:span text:style-name="T9">bl</text:span><text:span text:style-name="T11"> </text:span><text:span text:style-name="T9">to</text:span><text:span text:style-name="T11"> </text:span><text:span text:style-name="T9">0</text:span><text:span text:style-name="T16"> </text:span><text:span text:style-name="T9">and jumps</text:span><text:span text:style-name="T11"> </text:span><text:span text:style-name="T9">the read_input</text:span><text:span text:style-name="T16"> </text:span><text:span text:style-name="T9">label.</text:span></text:p>
        <text:p text:style-name="Text_20_body"/>
        <text:list xml:id="list212217891789169" text:continue-numbering="true" text:style-name="WWNum1">
          <text:list-item>
            <text:h text:style-name="P1" text:outline-level="2"><text:span text:style-name="T9">read_input:</text:span></text:h>
          </text:list-item>
        </text:list>
        <text:p text:style-name="P10"><text:span text:style-name="T9">Reads the first character of input, and checks if it is a whitspace, enter or a operation sign. If</text:span><text:span text:style-name="T18"> </text:span><text:span text:style-name="T9">the</text:span><text:span text:style-name="T13"> </text:span><text:span text:style-name="T9">character</text:span><text:span text:style-name="T16"> </text:span><text:span text:style-name="T9">is</text:span><text:span text:style-name="T11"> </text:span><text:span text:style-name="T9">one</text:span><text:span text:style-name="T14"> </text:span><text:span text:style-name="T9">of</text:span><text:span text:style-name="T11"> </text:span><text:span text:style-name="T9">the</text:span><text:span text:style-name="T16"> </text:span><text:span text:style-name="T9">above,</text:span><text:span text:style-name="T11"> </text:span><text:span text:style-name="T9">then</text:span><text:span text:style-name="T16"> </text:span><text:span text:style-name="T9">jumps</text:span><text:span text:style-name="T11"> </text:span><text:span text:style-name="T9">the</text:span><text:span text:style-name="T11"> </text:span><text:span text:style-name="T9">corresponding</text:span><text:span text:style-name="T11"> </text:span><text:span text:style-name="T9">label,</text:span><text:span text:style-name="T11"> </text:span><text:span text:style-name="T9">else</text:span><text:span text:style-name="T14"> </text:span><text:span text:style-name="T9">it</text:span><text:span text:style-name="T16"> </text:span><text:span text:style-name="T9">is</text:span><text:span text:style-name="T11"> </text:span><text:span text:style-name="T9">a</text:span><text:span text:style-name="T14"> </text:span><text:span text:style-name="T9">number.</text:span><text:span text:style-name="T16"> </text:span><text:span text:style-name="T9">If</text:span><text:span text:style-name="T11"> </text:span><text:span text:style-name="T9">the</text:span><text:span text:style-name="T14"> </text:span><text:span text:style-name="T9">ascii</text:span><text:span text:style-name="T18"> </text:span><text:span text:style-name="T9">value of the character is bigger than ascii number of “9” then jumps the substract_zero label, else</text:span><text:span text:style-name="T10"> </text:span><text:span text:style-name="T9">jumps</text:span><text:span text:style-name="T16"> </text:span><text:span text:style-name="T9">to substract_a</text:span><text:span text:style-name="T16"> </text:span><text:span text:style-name="T9">label.</text:span></text:p>
        <text:p text:style-name="Text_20_body"/>
        <text:list xml:id="list212217867671038" text:continue-numbering="true" text:style-name="WWNum1">
          <text:list-item>
            <text:h text:style-name="P3" text:outline-level="2"><text:span text:style-name="T9">add_last_digit_or_letter:</text:span></text:h>
          </text:list-item>
        </text:list>
        <text:p text:style-name="P11"><text:span text:style-name="T9">Shifts</text:span><text:span text:style-name="T11"> </text:span><text:span text:style-name="T9">cx 1</text:span><text:span text:style-name="T11"> </text:span><text:span text:style-name="T9">bit</text:span><text:span text:style-name="T11"> </text:span><text:span text:style-name="T9">and</text:span><text:span text:style-name="T16"> </text:span><text:span text:style-name="T9">add</text:span><text:span text:style-name="T16"> </text:span><text:span text:style-name="T9">temp</text:span><text:span text:style-name="T16"> </text:span><text:span text:style-name="T9">value to</text:span><text:span text:style-name="T11"> </text:span><text:span text:style-name="T9">cx.</text:span><text:span text:style-name="T15"> </text:span><text:span text:style-name="T9">Then</text:span><text:span text:style-name="T16"> </text:span><text:span text:style-name="T9">jumps</text:span><text:span text:style-name="T16"> </text:span><text:span text:style-name="T9">read_input</text:span><text:span text:style-name="T14"> </text:span><text:span text:style-name="T9">label.</text:span></text:p>
        <text:p text:style-name="P14"/>
        <text:list xml:id="list212217909724732" text:continue-numbering="true" text:style-name="WWNum1">
          <text:list-item>
            <text:h text:style-name="P1" text:outline-level="2"><text:span text:style-name="T9">add</text:span><text:span text:style-name="T30">ition</text:span><text:span text:style-name="T9">:</text:span></text:h>
          </text:list-item>
        </text:list>
        <text:p text:style-name="P10"><text:span text:style-name="T9">Takes</text:span><text:span text:style-name="T14"> </text:span><text:span text:style-name="T9">last</text:span><text:span text:style-name="T16"> </text:span><text:span text:style-name="T9">2</text:span><text:span text:style-name="T14"> </text:span><text:span text:style-name="T9">element</text:span><text:span text:style-name="T16"> </text:span><text:span text:style-name="T9">of</text:span><text:span text:style-name="T14"> </text:span><text:span text:style-name="T9">the</text:span><text:span text:style-name="T14"> </text:span><text:span text:style-name="T9">stack</text:span><text:span text:style-name="T16"> </text:span><text:span text:style-name="T9">and</text:span><text:span text:style-name="T14"> </text:span><text:span text:style-name="T9">add</text:span><text:span text:style-name="T11"> </text:span><text:span text:style-name="T9">them</text:span><text:span text:style-name="T13"> </text:span><text:span text:style-name="T9">then</text:span><text:span text:style-name="T16"> </text:span><text:span text:style-name="T9">push</text:span><text:span text:style-name="T11"> </text:span><text:span text:style-name="T9">result</text:span><text:span text:style-name="T13"> </text:span><text:span text:style-name="T9">to</text:span><text:span text:style-name="T11"> </text:span><text:span text:style-name="T9">stack.</text:span><text:span text:style-name="T19"> </text:span><text:span text:style-name="T9">After</text:span><text:span text:style-name="T16"> </text:span><text:span text:style-name="T9">that</text:span><text:span text:style-name="T13"> </text:span><text:span text:style-name="T9">jumps</text:span><text:span text:style-name="T11"> </text:span><text:span text:style-name="T9">to</text:span><text:span text:style-name="T18"> </text:span><text:span text:style-name="T9">read_input label.</text:span></text:p>
        <text:p text:style-name="Text_20_body"/>
        <text:list xml:id="list212218133752028" text:continue-numbering="true" text:style-name="WWNum1">
          <text:list-item>
            <text:h text:style-name="P2" text:outline-level="2"><text:span text:style-name="T9">mult</text:span><text:span text:style-name="T30">iplication</text:span><text:span text:style-name="T9">:</text:span></text:h>
          </text:list-item>
        </text:list>
        <text:p text:style-name="P15"><text:span text:style-name="T9">Takes</text:span><text:span text:style-name="T14"> </text:span><text:span text:style-name="T9">last</text:span><text:span text:style-name="T11"> </text:span><text:span text:style-name="T9">2</text:span><text:span text:style-name="T14"> </text:span><text:span text:style-name="T9">element</text:span><text:span text:style-name="T11"> </text:span><text:span text:style-name="T9">of</text:span><text:span text:style-name="T14"> </text:span><text:span text:style-name="T9">the</text:span><text:span text:style-name="T13"> </text:span><text:span text:style-name="T9">stack</text:span><text:span text:style-name="T11"> </text:span><text:span text:style-name="T9">and</text:span><text:span text:style-name="T14"> </text:span><text:span text:style-name="T9">multiply</text:span><text:span text:style-name="T11"> </text:span><text:span text:style-name="T9">them</text:span><text:span text:style-name="T11"> </text:span><text:span text:style-name="T9">then</text:span><text:span text:style-name="T14"> </text:span><text:span text:style-name="T9">push</text:span><text:span text:style-name="T14"> </text:span><text:span text:style-name="T9">result</text:span><text:span text:style-name="T13"> </text:span><text:span text:style-name="T9">to</text:span><text:span text:style-name="T11"> </text:span><text:span text:style-name="T9">stack.</text:span><text:span text:style-name="T20"> </text:span><text:span text:style-name="T9">After</text:span><text:span text:style-name="T11"> </text:span><text:span text:style-name="T9">that</text:span><text:span text:style-name="T18"> </text:span><text:span text:style-name="T9">jumps</text:span><text:span text:style-name="T16"> </text:span><text:span text:style-name="T9">to read_input</text:span><text:span text:style-name="T10"> </text:span><text:span text:style-name="T9">label.</text:span></text:p>
        <text:p text:style-name="Text_20_body"/>
        <text:list xml:id="list212217438645276" text:continue-numbering="true" text:style-name="WWNum1">
          <text:list-item>
            <text:p text:style-name="P6"><text:span text:style-name="T32">div</text:span><text:span text:style-name="T33">ision</text:span><text:span text:style-name="T32">:</text:span></text:p>
          </text:list-item>
        </text:list>
        <text:p text:style-name="P16"><text:span text:style-name="T9">Takes</text:span><text:span text:style-name="T14"> </text:span><text:span text:style-name="T9">last</text:span><text:span text:style-name="T11"> </text:span><text:span text:style-name="T9">2</text:span><text:span text:style-name="T14"> </text:span><text:span text:style-name="T9">element</text:span><text:span text:style-name="T11"> </text:span><text:span text:style-name="T9">of</text:span><text:span text:style-name="T14"> </text:span><text:span text:style-name="T9">the</text:span><text:span text:style-name="T13"> </text:span><text:span text:style-name="T9">stack</text:span><text:span text:style-name="T11"> </text:span><text:span text:style-name="T9">and</text:span><text:span text:style-name="T14"> </text:span><text:span text:style-name="T9">make</text:span><text:span text:style-name="T16"> </text:span><text:span text:style-name="T9">integer</text:span><text:span text:style-name="T14"> </text:span><text:span text:style-name="T9">division</text:span><text:span text:style-name="T11"> </text:span><text:span text:style-name="T9">then</text:span><text:span text:style-name="T14"> </text:span><text:span text:style-name="T9">push</text:span><text:span text:style-name="T14"> </text:span><text:span text:style-name="T9">result</text:span><text:span text:style-name="T11"> </text:span><text:span text:style-name="T9">to</text:span><text:span text:style-name="T14"> </text:span><text:span text:style-name="T9">stack.</text:span><text:span text:style-name="T20"> </text:span><text:span text:style-name="T9">After</text:span><text:span text:style-name="T18"> </text:span><text:span text:style-name="T9">that jumps to read_input</text:span><text:span text:style-name="T10"> </text:span><text:span text:style-name="T9">label.</text:span></text:p>
        <text:p text:style-name="Text_20_body"/>
        <text:list xml:id="list212216552088357" text:continue-numbering="true" text:style-name="WWNum1">
          <text:list-item>
            <text:h text:style-name="P1" text:outline-level="2"><text:span text:style-name="T9">bitwise_xor:</text:span></text:h>
          </text:list-item>
        </text:list>
        <text:p text:style-name="P10"><text:span text:style-name="T9">Takes</text:span><text:span text:style-name="T14"> </text:span><text:span text:style-name="T9">last</text:span><text:span text:style-name="T11"> </text:span><text:span text:style-name="T9">2</text:span><text:span text:style-name="T14"> </text:span><text:span text:style-name="T9">element</text:span><text:span text:style-name="T16"> </text:span><text:span text:style-name="T9">of</text:span><text:span text:style-name="T14"> </text:span><text:span text:style-name="T9">the</text:span><text:span text:style-name="T13"> </text:span><text:span text:style-name="T9">stack</text:span><text:span text:style-name="T16"> </text:span><text:span text:style-name="T9">and</text:span><text:span text:style-name="T14"> </text:span><text:span text:style-name="T9">make</text:span><text:span text:style-name="T11"> </text:span><text:span text:style-name="T9">bitwise</text:span><text:span text:style-name="T13"> </text:span><text:span text:style-name="T9">xor</text:span><text:span text:style-name="T11"> </text:span><text:span text:style-name="T9">then</text:span><text:span text:style-name="T14"> </text:span><text:span text:style-name="T9">push</text:span><text:span text:style-name="T14"> </text:span><text:span text:style-name="T9">result</text:span><text:span text:style-name="T14"> </text:span><text:span text:style-name="T9">to</text:span><text:span text:style-name="T11"> </text:span><text:span text:style-name="T9">stack.</text:span><text:span text:style-name="T20"> </text:span><text:span text:style-name="T9">After</text:span><text:span text:style-name="T11"> </text:span><text:span text:style-name="T9">that</text:span><text:span text:style-name="T18"> </text:span><text:span text:style-name="T9">jumps</text:span><text:span text:style-name="T16"> </text:span><text:span text:style-name="T9">to read_input</text:span><text:span text:style-name="T10"> </text:span><text:span text:style-name="T9">label.</text:span></text:p>
        <text:p text:style-name="Text_20_body"/>
        <text:list xml:id="list212218499896455" text:continue-numbering="true" text:style-name="WWNum1">
          <text:list-item>
            <text:h text:style-name="P3" text:outline-level="2"><text:span text:style-name="T9">bitwise_or:</text:span></text:h>
          </text:list-item>
        </text:list>
        <text:p text:style-name="P10"><text:span text:style-name="T9">Takes</text:span><text:span text:style-name="T14"> </text:span><text:span text:style-name="T9">last</text:span><text:span text:style-name="T11"> </text:span><text:span text:style-name="T9">2</text:span><text:span text:style-name="T14"> </text:span><text:span text:style-name="T9">element</text:span><text:span text:style-name="T11"> </text:span><text:span text:style-name="T9">of</text:span><text:span text:style-name="T11"> </text:span><text:span text:style-name="T9">the</text:span><text:span text:style-name="T13"> </text:span><text:span text:style-name="T9">stack</text:span><text:span text:style-name="T11"> </text:span><text:span text:style-name="T9">and</text:span><text:span text:style-name="T14"> </text:span><text:span text:style-name="T9">make</text:span><text:span text:style-name="T14"> </text:span><text:span text:style-name="T9">bitwise</text:span><text:span text:style-name="T13"> </text:span><text:span text:style-name="T9">xor</text:span><text:span text:style-name="T16"> </text:span><text:span text:style-name="T9">then</text:span><text:span text:style-name="T11"> </text:span><text:span text:style-name="T9">push</text:span><text:span text:style-name="T13"> </text:span><text:span text:style-name="T9">result</text:span><text:span text:style-name="T11"> </text:span><text:span text:style-name="T9">to</text:span><text:span text:style-name="T11"> </text:span><text:span text:style-name="T9">stack.</text:span><text:span text:style-name="T20"> </text:span><text:span text:style-name="T9">After</text:span><text:span text:style-name="T11"> </text:span><text:span text:style-name="T9">that</text:span><text:span text:style-name="T18"> </text:span><text:span text:style-name="T9">jumps</text:span><text:span text:style-name="T16"> </text:span><text:span text:style-name="T9">to read_input</text:span><text:span text:style-name="T10"> </text:span><text:span text:style-name="T9">label.</text:span></text:p>
        <text:p text:style-name="P14"/>
        <text:list xml:id="list212216663805707" text:continue-numbering="true" text:style-name="WWNum1">
          <text:list-item>
            <text:h text:style-name="P1" text:outline-level="2"><text:span text:style-name="T9">bitwise_and:</text:span></text:h>
          </text:list-item>
        </text:list>
        <text:p text:style-name="P10"><text:span text:style-name="T9">Takes</text:span><text:span text:style-name="T14"> </text:span><text:span text:style-name="T9">last</text:span><text:span text:style-name="T11"> </text:span><text:span text:style-name="T9">2</text:span><text:span text:style-name="T14"> </text:span><text:span text:style-name="T9">element</text:span><text:span text:style-name="T11"> </text:span><text:span text:style-name="T9">of</text:span><text:span text:style-name="T11"> </text:span><text:span text:style-name="T9">the</text:span><text:span text:style-name="T13"> </text:span><text:span text:style-name="T9">stack</text:span><text:span text:style-name="T11"> </text:span><text:span text:style-name="T9">and</text:span><text:span text:style-name="T14"> </text:span><text:span text:style-name="T9">make</text:span><text:span text:style-name="T14"> </text:span><text:span text:style-name="T9">bitwise</text:span><text:span text:style-name="T13"> </text:span><text:span text:style-name="T9">xor</text:span><text:span text:style-name="T16"> </text:span><text:span text:style-name="T9">then</text:span><text:span text:style-name="T11"> </text:span><text:span text:style-name="T9">push</text:span><text:span text:style-name="T13"> </text:span><text:span text:style-name="T9">result</text:span><text:span text:style-name="T11"> </text:span><text:span text:style-name="T9">to</text:span><text:span text:style-name="T11"> </text:span><text:span text:style-name="T9">stack.</text:span><text:span text:style-name="T20"> </text:span><text:span text:style-name="T9">After</text:span><text:span text:style-name="T11"> </text:span><text:span text:style-name="T9">that</text:span><text:span text:style-name="T18"> </text:span><text:span text:style-name="T9">jumps</text:span><text:span text:style-name="T16"> </text:span><text:span text:style-name="T9">to read_input</text:span><text:span text:style-name="T10"> </text:span><text:span text:style-name="T9">label.</text:span></text:p>
        <text:p text:style-name="Text_20_body"/>
        <text:list xml:id="list212217926627324" text:continue-numbering="true" text:style-name="WWNum1">
          <text:list-item>
            <text:h text:style-name="P4" text:outline-level="2"><text:span text:style-name="T9">set_result:</text:span></text:h>
          </text:list-item>
        </text:list>
        <text:p text:style-name="P17"><text:span text:style-name="T9">If there is only one element in the expression jumps to setup_string, else push cx to stack</text:span><text:span text:style-name="T18"> </text:span><text:span text:style-name="T9">then</text:span><text:span text:style-name="T16"> </text:span><text:span text:style-name="T9">jumps to setup_string.</text:span></text:p>
      </text:section>
      <text:list xml:id="list212218150249590" text:continue-numbering="true" text:style-name="WWNum1">
        <text:list-item>
          <text:h text:style-name="P5" text:outline-level="2"><text:span text:style-name="T9">setup_string:</text:span></text:h>
        </text:list-item>
      </text:list>
      <text:p text:style-name="P11"><text:span text:style-name="T9">Makes</text:span><text:span text:style-name="T13"> </text:span><text:span text:style-name="T9">5</text:span><text:span text:style-name="T21">th</text:span><text:span text:style-name="T22"> </text:span><text:span text:style-name="T23">element</text:span><text:span text:style-name="T24"> </text:span><text:span text:style-name="T23">of</text:span><text:span text:style-name="T22"> </text:span><text:span text:style-name="T23">the</text:span><text:span text:style-name="T22"> </text:span><text:span text:style-name="T23">buffer</text:span><text:span text:style-name="T25"> </text:span><text:span text:style-name="T23">“$”,</text:span><text:span text:style-name="T26"> </text:span><text:span text:style-name="T23">and</text:span><text:span text:style-name="T22"> </text:span><text:span text:style-name="T23">jumps</text:span><text:span text:style-name="T26"> </text:span><text:span text:style-name="T23">to</text:span><text:span text:style-name="T22"> </text:span><text:span text:style-name="T23">convert_hexadecimal</text:span><text:span text:style-name="T26"> </text:span><text:span text:style-name="T23">label.</text:span></text:p>
      <text:p text:style-name="Text_20_body"/>
      <text:list xml:id="list212216843789673" text:continue-numbering="true" text:style-name="WWNum1">
        <text:list-item>
          <text:h text:style-name="P4" text:outline-level="2"><text:span text:style-name="T9">number_finish:</text:span></text:h>
        </text:list-item>
      </text:list>
      <text:p text:style-name="P18"><text:span text:style-name="T9">If operation boolean is 0, then directly jumps to read_input label, else push cx to stack and</text:span><text:span text:style-name="T18"> </text:span><text:span text:style-name="T9">then</text:span><text:span text:style-name="T16"> </text:span><text:span text:style-name="T9">jumps to read_input</text:span><text:span text:style-name="T16"> </text:span><text:span text:style-name="T9">label.</text:span></text:p>
      <text:p text:style-name="Text_20_body"/>
      <text:list xml:id="list212217289312438" text:continue-numbering="true" text:style-name="WWNum1">
        <text:list-item>
          <text:h text:style-name="P4" text:outline-level="2"><text:span text:style-name="T9">convert_hexadecimal:</text:span></text:h>
        </text:list-item>
      </text:list>
      <text:p text:style-name="P10"><text:span text:style-name="T9">Takes</text:span><text:span text:style-name="T14"> </text:span><text:span text:style-name="T9">the</text:span><text:span text:style-name="T16"> </text:span><text:span text:style-name="T9">last</text:span><text:span text:style-name="T16"> </text:span><text:span text:style-name="T9">digit</text:span><text:span text:style-name="T16"> </text:span><text:span text:style-name="T9">of</text:span><text:span text:style-name="T11"> </text:span><text:span text:style-name="T9">the</text:span><text:span text:style-name="T14"> </text:span><text:span text:style-name="T9">result</text:span><text:span text:style-name="T13"> </text:span><text:span text:style-name="T9">and</text:span><text:span text:style-name="T14"> </text:span><text:span text:style-name="T9">compare</text:span><text:span text:style-name="T14"> </text:span><text:span text:style-name="T9">it</text:span><text:span text:style-name="T16"> </text:span><text:span text:style-name="T9">with</text:span><text:span text:style-name="T11"> </text:span><text:span text:style-name="T9">10.</text:span><text:span text:style-name="T11"> </text:span><text:span text:style-name="T9">If</text:span><text:span text:style-name="T11"> </text:span><text:span text:style-name="T9">it</text:span><text:span text:style-name="T11"> </text:span><text:span text:style-name="T9">is</text:span><text:span text:style-name="T11"> </text:span><text:span text:style-name="T9">greater</text:span><text:span text:style-name="T16"> </text:span><text:span text:style-name="T9">or</text:span><text:span text:style-name="T11"> </text:span><text:span text:style-name="T9">equal</text:span><text:span text:style-name="T16"> </text:span><text:span text:style-name="T9">to</text:span><text:span text:style-name="T11"> </text:span><text:span text:style-name="T9">10</text:span><text:span text:style-name="T11"> </text:span><text:span text:style-name="T9">then</text:span><text:span text:style-name="T18"> </text:span><text:span text:style-name="T9">jumps</text:span><text:span text:style-name="T16"> </text:span><text:span text:style-name="T9">to add_a</text:span><text:span text:style-name="T10"> </text:span><text:span text:style-name="T9">else</text:span><text:span text:style-name="T16"> </text:span><text:span text:style-name="T9">jumps to add_zero.</text:span></text:p>
      <text:p text:style-name="Text_20_body"/>
      <text:list xml:id="list212218021035186" text:continue-numbering="true" text:style-name="WWNum1">
        <text:list-item>
          <text:h text:style-name="P4" text:outline-level="2"><text:span text:style-name="T9">assign_char_to_output:</text:span></text:h>
        </text:list-item>
      </text:list>
      <text:p text:style-name="P19"><text:span text:style-name="T9">Checks if we convert all values to hexadecimal, if so it jumps to print_cr label. Otherwise</text:span><text:span text:style-name="T18"> </text:span><text:span text:style-name="T9">jumps</text:span><text:span text:style-name="T16"> </text:span><text:span text:style-name="T9">to</text:span><text:span text:style-name="T10"> </text:span><text:span text:style-name="T9">convert_hexadecimal.</text:span></text:p>
      <text:p text:style-name="Text_20_body"/>
      <text:list xml:id="list212217291321320" text:continue-numbering="true" text:style-name="WWNum1">
        <text:list-item>
          <text:h text:style-name="P4" text:outline-level="2"><text:span text:style-name="T9">bitwise_and_starter:</text:span></text:h>
        </text:list-item>
      </text:list>
      <text:p text:style-name="P11"><text:span text:style-name="T9">It</text:span><text:span text:style-name="T16"> </text:span><text:span text:style-name="T9">is</text:span><text:span text:style-name="T16"> </text:span><text:span text:style-name="T9">just</text:span><text:span text:style-name="T11"> </text:span><text:span text:style-name="T9">a</text:span><text:span text:style-name="T14"> </text:span><text:span text:style-name="T9">dummy label</text:span><text:span text:style-name="T11"> </text:span><text:span text:style-name="T9">to</text:span><text:span text:style-name="T16"> </text:span><text:span text:style-name="T9">exceed</text:span><text:span text:style-name="T11"> </text:span><text:span text:style-name="T9">to 128</text:span><text:span text:style-name="T16"> </text:span><text:span text:style-name="T9">bytes</text:span><text:span text:style-name="T16"> </text:span><text:span text:style-name="T9">jumping</text:span><text:span text:style-name="T16"> </text:span><text:span text:style-name="T9">limit.</text:span></text:p>
      <text:p text:style-name="Text_20_body"/>
      <text:list xml:id="list212216707808889" text:continue-numbering="true" text:style-name="WWNum1">
        <text:list-item>
          <text:h text:style-name="P4" text:outline-level="2"><text:span text:style-name="T9">print_cr:</text:span></text:h>
        </text:list-item>
      </text:list>
      <text:p text:style-name="P11"><text:span text:style-name="T9">Prints</text:span><text:span text:style-name="T13"> </text:span><text:span text:style-name="T9">out</text:span><text:span text:style-name="T14"> </text:span><text:span text:style-name="T9">a</text:span><text:span text:style-name="T27"> </text:span><text:span text:style-name="T9">carriage</text:span><text:span text:style-name="T27"> </text:span><text:span text:style-name="T9">return</text:span><text:span text:style-name="T11"> </text:span><text:span text:style-name="T9">character.</text:span></text:p>
      <text:p text:style-name="Text_20_body"/>
      <text:list xml:id="list212216623871342" text:continue-numbering="true" text:style-name="WWNum1">
        <text:list-item>
          <text:h text:style-name="P4" text:outline-level="2"><text:span text:style-name="T9">print_out:</text:span></text:h>
        </text:list-item>
      </text:list>
      <text:p text:style-name="P11"><text:span text:style-name="T9">Gives</text:span><text:span text:style-name="T11"> </text:span><text:span text:style-name="T9">the address</text:span><text:span text:style-name="T11"> </text:span><text:span text:style-name="T9">of</text:span><text:span text:style-name="T16"> </text:span><text:span text:style-name="T9">string</text:span><text:span text:style-name="T16"> </text:span><text:span text:style-name="T9">to</text:span><text:span text:style-name="T11"> </text:span><text:span text:style-name="T9">dx</text:span><text:span text:style-name="T16"> </text:span><text:span text:style-name="T9">and</text:span><text:span text:style-name="T16"> </text:span><text:span text:style-name="T9">prints</text:span><text:span text:style-name="T16"> </text:span><text:span text:style-name="T9">the</text:span><text:span text:style-name="T11"> </text:span><text:span text:style-name="T9">string</text:span><text:span text:style-name="T16"> </text:span><text:span text:style-name="T9">(result).</text:span></text:p>
      <text:p text:style-name="Text_20_body"/>
      <text:list xml:id="list212218222905394" text:continue-numbering="true" text:style-name="WWNum1">
        <text:list-item>
          <text:h text:style-name="P4" text:outline-level="2"><text:span text:style-name="T9">digit_actual_value:</text:span></text:h>
        </text:list-item>
      </text:list>
      <text:p text:style-name="P11"><text:span text:style-name="T9">Subtracts</text:span><text:span text:style-name="T14"> </text:span><text:span text:style-name="T9">ascii</text:span><text:span text:style-name="T16"> </text:span><text:span text:style-name="T9">value</text:span><text:span text:style-name="T16"> </text:span><text:span text:style-name="T9">of</text:span><text:span text:style-name="T14"> </text:span><text:span text:style-name="T9">“0”</text:span><text:span text:style-name="T14"> </text:span><text:span text:style-name="T9">from</text:span><text:span text:style-name="T14"> </text:span><text:span text:style-name="T9">dx</text:span><text:span text:style-name="T14"> </text:span><text:span text:style-name="T9">to</text:span><text:span text:style-name="T16"> </text:span><text:span text:style-name="T9">convert</text:span><text:span text:style-name="T16"> </text:span><text:span text:style-name="T9">string</text:span><text:span text:style-name="T14"> </text:span><text:span text:style-name="T9">to</text:span><text:span text:style-name="T11"> </text:span><text:span text:style-name="T9">integer</text:span><text:span text:style-name="T11"> </text:span><text:span text:style-name="T9">the</text:span><text:span text:style-name="T16"> </text:span><text:span text:style-name="T9">number.</text:span></text:p>
      <text:p text:style-name="Text_20_body"/>
      <text:list xml:id="list212218222597424" text:continue-numbering="true" text:style-name="WWNum1">
        <text:list-item>
          <text:h text:style-name="P4" text:outline-level="2"><text:span text:style-name="T9">letter_actual_value:</text:span></text:h>
        </text:list-item>
      </text:list>
      <text:p text:style-name="P13"><text:span text:style-name="T9">Subtracts</text:span><text:span text:style-name="T14"> </text:span><text:span text:style-name="T9">ascii</text:span><text:span text:style-name="T16"> </text:span><text:span text:style-name="T9">value</text:span><text:span text:style-name="T11"> </text:span><text:span text:style-name="T9">of</text:span><text:span text:style-name="T11"> </text:span><text:span text:style-name="T9">“A”</text:span><text:span text:style-name="T11"> </text:span><text:span text:style-name="T9">from</text:span><text:span text:style-name="T14"> </text:span><text:span text:style-name="T9">dx</text:span><text:span text:style-name="T14"> </text:span><text:span text:style-name="T9">to</text:span><text:span text:style-name="T11"> </text:span><text:span text:style-name="T9">convert</text:span><text:span text:style-name="T14"> </text:span><text:span text:style-name="T9">string</text:span><text:span text:style-name="T11"> </text:span><text:span text:style-name="T9">to</text:span><text:span text:style-name="T11"> </text:span><text:span text:style-name="T9">integer</text:span><text:span text:style-name="T14"> </text:span><text:span text:style-name="T9">the</text:span><text:span text:style-name="T16"> </text:span><text:span text:style-name="T9">number.</text:span></text:p>
      <text:p text:style-name="P14"/>
      <text:list xml:id="list212217815384637" text:continue-numbering="true" text:style-name="WWNum1">
        <text:list-item>
          <text:h text:style-name="P4" text:outline-level="2"><text:span text:style-name="T9">get_digit_ascii:</text:span></text:h>
        </text:list-item>
      </text:list>
      <text:p text:style-name="P11"><text:span text:style-name="T9">Adds</text:span><text:span text:style-name="T16"> </text:span><text:span text:style-name="T9">48</text:span><text:span text:style-name="T16"> </text:span><text:span text:style-name="T9">to</text:span><text:span text:style-name="T16"> </text:span><text:span text:style-name="T9">dx</text:span><text:span text:style-name="T16"> </text:span><text:span text:style-name="T9">to</text:span><text:span text:style-name="T16"> </text:span><text:span text:style-name="T9">convert</text:span><text:span text:style-name="T11"> </text:span><text:span text:style-name="T9">integer</text:span><text:span text:style-name="T16"> </text:span><text:span text:style-name="T9">number to</text:span><text:span text:style-name="T16"> </text:span><text:span text:style-name="T9">string.</text:span></text:p>
      <text:p text:style-name="Text_20_body"/>
      <text:list xml:id="list212217743221655" text:continue-numbering="true" text:style-name="WWNum1">
        <text:list-item>
          <text:h text:style-name="P4" text:outline-level="2"><text:span text:style-name="T9">get_letter_ascii:</text:span></text:h>
        </text:list-item>
      </text:list>
      <text:p text:style-name="P11"><text:span text:style-name="T9">Adds</text:span><text:span text:style-name="T16"> </text:span><text:span text:style-name="T9">55</text:span><text:span text:style-name="T16"> </text:span><text:span text:style-name="T9">to</text:span><text:span text:style-name="T16"> </text:span><text:span text:style-name="T9">dx</text:span><text:span text:style-name="T16"> </text:span><text:span text:style-name="T9">to</text:span><text:span text:style-name="T16"> </text:span><text:span text:style-name="T9">convert</text:span><text:span text:style-name="T11"> </text:span><text:span text:style-name="T9">integer</text:span><text:span text:style-name="T16"> </text:span><text:span text:style-name="T9">number to</text:span><text:span text:style-name="T16"> </text:span><text:span text:style-name="T9">string.</text:span></text:p>
      <text:list xml:id="list212217022458037" text:continue-numbering="true" text:style-name="WWNum1">
        <text:list-item>
          <text:h text:style-name="P4" text:outline-level="2"><text:span text:style-name="T9">exit:</text:span></text:h>
        </text:list-item>
      </text:list>
      <text:p text:style-name="P11"><text:span text:style-name="T9">Terminates</text:span><text:span text:style-name="T15"> </text:span><text:span text:style-name="T9">the</text:span><text:span text:style-name="T28"> </text:span><text:span text:style-name="T9">program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style:writing-mode="lr-tb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3028in" fo:margin-right="0in" fo:text-indent="-0.2236in" style:auto-text-indent="false"/>
      <style:text-properties style:font-name="Times New Roman" fo:font-family="'Times New Roman'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/>
    </style:style>
    <style:style style:name="Title" style:family="paragraph" style:parent-style-name="Standard" style:default-outline-level="" style:class="chapter">
      <style:paragraph-properties fo:margin-left="1.5335in" fo:margin-right="1.5398in" fo:margin-top="0.0398in" fo:margin-bottom="0in" loext:contextual-spacing="false" fo:line-height="0.2547in" fo:text-align="center" style:justify-single-word="false" fo:text-indent="0in" style:auto-text-indent="false"/>
      <style:text-properties style:font-name="Times New Roman" fo:font-family="'Times New Roman'" style:font-family-generic="roman" style:font-pitch="variable" fo:font-size="16pt" fo:language="en" fo:country="US" fo:font-weight="bold" style:font-name-asian="Times New Roman1" style:font-family-asian="'Times New Roman'" style:font-family-generic-asian="system" style:font-pitch-asian="variable" style:font-size-asian="16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6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3028in" fo:margin-right="0in" fo:text-indent="-0.2236in" style:auto-text-indent="false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 style:default-outline-level="">
      <style:text-properties fo:language="en" fo:country="US" style:language-asian="en" style:country-asian="US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fo:language="en" fo:country="US" fo:font-weight="bold" style:language-asian="en" style:country-asian="US" style:font-weight-asian="bold" style:language-complex="ar" style:country-complex="SA" style:font-weight-complex="bold" style:text-scale="95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1398in" fo:margin-left="0.2193in"/>
        </style:list-level-properties>
      </text:list-level-style-number>
      <text:list-level-style-bullet text:level="2" text:style-name="ListLabel_20_2" text:bullet-char="•">
        <style:list-level-properties text:list-level-position-and-space-mode="label-alignment">
          <style:list-level-label-alignment text:label-followed-by="listtab" fo:text-indent="-0.1398in" fo:margin-left="0.8807in"/>
        </style:list-level-properties>
      </text:list-level-style-bullet>
      <text:list-level-style-bullet text:level="3" text:style-name="ListLabel_20_3" text:bullet-char="•">
        <style:list-level-properties text:list-level-position-and-space-mode="label-alignment">
          <style:list-level-label-alignment text:label-followed-by="listtab" fo:text-indent="-0.1398in" fo:margin-left="1.5398in"/>
        </style:list-level-properties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1398in" fo:margin-left="2.198in"/>
        </style:list-level-properties>
      </text:list-level-style-bullet>
      <text:list-level-style-bullet text:level="5" text:style-name="ListLabel_20_5" text:bullet-char="•">
        <style:list-level-properties text:list-level-position-and-space-mode="label-alignment">
          <style:list-level-label-alignment text:label-followed-by="listtab" fo:text-indent="-0.1398in" fo:margin-left="2.8571in"/>
        </style:list-level-properties>
      </text:list-level-style-bullet>
      <text:list-level-style-bullet text:level="6" text:style-name="ListLabel_20_6" text:bullet-char="•">
        <style:list-level-properties text:list-level-position-and-space-mode="label-alignment">
          <style:list-level-label-alignment text:label-followed-by="listtab" fo:text-indent="-0.1398in" fo:margin-left="3.5161in"/>
        </style:list-level-properties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1398in" fo:margin-left="4.1744in"/>
        </style:list-level-properties>
      </text:list-level-style-bullet>
      <text:list-level-style-bullet text:level="8" text:style-name="ListLabel_20_8" text:bullet-char="•">
        <style:list-level-properties text:list-level-position-and-space-mode="label-alignment">
          <style:list-level-label-alignment text:label-followed-by="listtab" fo:text-indent="-0.1398in" fo:margin-left="4.8335in"/>
        </style:list-level-properties>
      </text:list-level-style-bullet>
      <text:list-level-style-bullet text:level="9" text:style-name="ListLabel_20_9" text:bullet-char="•">
        <style:list-level-properties text:list-level-position-and-space-mode="label-alignment">
          <style:list-level-label-alignment text:label-followed-by="listtab" fo:text-indent="-0.1398in" fo:margin-left="5.4917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362in" fo:margin-bottom="0.1945in" fo:margin-left="0.7083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22in" fo:margin-bottom="0.1945in" fo:margin-left="0.7083in" fo:margin-right="0.75in" style:writing-mode="lr-tb" style:layout-grid-color="#c0c0c0" style:layout-grid-lines="2737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ed1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2T18:17:23</meta:creation-date>
    <dc:date>2022-05-12T21:22:16.306365033</dc:date>
    <meta:editing-duration>PT3M34S</meta:editing-duration>
    <meta:generator>LibreOffice/6.4.7.2$Linux_X86_64 LibreOffice_project/40$Build-2</meta:generator>
    <meta:editing-cycles>3</meta:editing-cycles>
    <meta:document-statistic meta:table-count="0" meta:image-count="0" meta:object-count="0" meta:page-count="2" meta:paragraph-count="48" meta:word-count="522" meta:character-count="3067" meta:non-whitespace-character-count="2615"/>
    <meta:user-defined meta:name="AppVersion">12.0000</meta:user-defined>
    <meta:user-defined meta:name="Created" meta:value-type="date">2022-05-12T00:00:00</meta:user-defined>
    <meta:user-defined meta:name="Creator">Writer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22-05-12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